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ato1" svg:font-family="Lato"/>
    <style:font-face style:name="Raleway" svg:font-family="Raleway"/>
    <style:font-face style:name="Arial1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1" svg:font-family="Raleway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fill-color="#cccccc" draw:textarea-horizontal-align="justify" draw:textarea-vertical-align="middle" draw:auto-grow-height="false" fo:min-height="4.83cm" fo:min-width="23.683cm"/>
      <style:paragraph-properties style:writing-mode="lr-tb"/>
    </style:style>
    <style:style style:name="gr3" style:family="graphic" style:parent-style-name="standard" style:list-style-name="L1">
      <style:graphic-properties draw:fill-color="#cccccc" draw:textarea-horizontal-align="justify" draw:textarea-vertical-align="middle" draw:auto-grow-height="false" fo:min-height="2.798cm" fo:min-width="23.683cm"/>
      <style:paragraph-properties style:writing-mode="lr-tb"/>
    </style:style>
    <style:style style:name="gr4" style:family="graphic" style:parent-style-name="standard" style:list-style-name="L1">
      <style:graphic-properties draw:fill-color="#cccccc" draw:textarea-horizontal-align="justify" draw:textarea-vertical-align="middle" draw:auto-grow-height="false" fo:min-height="8.432cm" fo:min-width="24.006cm"/>
      <style:paragraph-properties style:writing-mode="lr-tb"/>
    </style:style>
    <style:style style:name="gr5" style:family="graphic" style:parent-style-name="standard" style:list-style-name="L1">
      <style:graphic-properties draw:fill-color="#cccccc" draw:textarea-horizontal-align="justify" draw:textarea-vertical-align="middle" draw:auto-grow-height="false" fo:min-height="6.724cm" fo:min-width="23.752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_5f_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_5f__5f_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5" style:family="paragraph">
      <loext:graphic-properties draw:fill-color="#cccccc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language="en" fo:country="none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Raleway" fo:font-size="32pt" fo:letter-spacing="normal" fo:language="en" fo:country="none" fo:font-style="normal" style:text-underline-style="none" fo:font-weight="bold" style:font-name-asian="Raleway" style:font-size-asian="32pt" style:font-style-asian="normal" style:font-weight-asian="bold" style:font-name-complex="Raleway" style:font-size-complex="32pt" style:font-style-complex="normal" style:font-weight-complex="bold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10pt" fo:letter-spacing="normal" fo:language="en" fo:country="none" fo:font-style="normal" style:text-underline-style="none" fo:font-weight="bold" style:font-name-asian="Raleway" style:font-size-asian="10pt" style:font-style-asian="normal" style:font-weight-asian="bold" style:font-name-complex="Raleway" style:font-size-complex="1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leway" fo:font-size="26pt" fo:letter-spacing="normal" fo:language="en" fo:country="none" fo:font-style="normal" style:text-underline-style="none" fo:font-weight="normal" fo:background-color="#ffffff" style:font-name-asian="Raleway" style:font-size-asian="26pt" style:font-style-asian="normal" style:font-weight-asian="normal" style:font-name-complex="Raleway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26pt" fo:letter-spacing="normal" fo:language="en" fo:country="none" fo:font-style="italic" style:text-underline-style="none" fo:font-weight="normal" fo:background-color="#ffffff" style:font-name-asian="Raleway" style:font-size-asian="26pt" style:font-style-asian="italic" style:font-weight-asian="normal" style:font-name-complex="Raleway" style:font-size-complex="26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leway" fo:font-size="26pt" fo:letter-spacing="normal" fo:language="en" fo:country="none" fo:font-style="italic" style:text-underline-style="none" fo:font-weight="normal" fo:background-color="#ffffa6" style:font-name-asian="Raleway" style:font-size-asian="26pt" style:font-style-asian="italic" style:font-weight-asian="normal" style:font-name-complex="Raleway" style:font-size-complex="26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aleway" fo:font-size="26pt" fo:letter-spacing="normal" fo:language="en" fo:country="none" fo:font-style="normal" style:text-underline-style="none" fo:font-weight="normal" fo:background-color="#ffffa6" style:font-name-asian="Raleway" style:font-size-asian="26pt" style:font-style-asian="normal" style:font-weight-asian="normal" style:font-name-complex="Raleway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aleway" fo:font-size="26pt" fo:letter-spacing="normal" fo:language="en" fo:country="none" fo:font-style="normal" style:text-underline-style="none" fo:font-weight="normal" style:font-name-asian="Raleway" style:font-size-asian="26pt" style:font-style-asian="normal" style:font-weight-asian="normal" style:font-name-complex="Raleway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aleway" fo:font-size="22pt" fo:letter-spacing="normal" fo:language="en" fo:country="none" fo:font-style="normal" style:text-underline-style="none" fo:font-weight="normal" style:font-name-asian="Raleway" style:font-size-asian="22pt" style:font-style-asian="normal" style:font-weight-asian="normal" style:font-name-complex="Raleway" style:font-size-complex="22pt" style:font-style-complex="normal" style:font-weight-complex="normal"/>
    </style:style>
    <style:style style:name="T10" style:family="text">
      <style:text-properties fo:font-variant="normal" fo:text-transform="none" fo:color="#1a1a1a" style:text-line-through-style="none" style:text-line-through-type="none" style:text-position="0% 100%" style:font-name="Raleway" fo:font-size="20pt" fo:letter-spacing="normal" fo:language="en" fo:country="none" fo:font-style="normal" style:text-underline-style="none" fo:font-weight="bold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3.541cm" svg:height="5.096cm" svg:x="2.233cm" svg:y="5.216cm" presentation:class="title" presentation:user-transformed="true">
          <draw:text-box>
            <text:p text:style-name="P1"><text:span text:style-name="T1">Javascript Higher-Order Functions</text:span></text:p>
          </draw:text-box>
        </draw:frame>
        <presentation:notes draw:style-name="dp2">
          <draw:page-thumbnail draw:name="Google Shape;83;p:notes" draw:style-name="gr1" draw:layer="layout" svg:width="18.666cm" svg:height="11.136cm" svg:x="1.167cm" svg:y="2.227cm" draw:page-number="1" presentation:class="page"/>
          <draw:frame draw:name="Google Shape;84;p:notes_1"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" presentation:presentation-page-layout-name="AL1T0">
        <draw:frame draw:name="Google Shape;116;p19" presentation:style-name="pr3" draw:text-style-name="P2" draw:layer="layout" svg:width="25.522cm" svg:height="9.105cm" svg:x="2.233cm" svg:y="1.482cm" presentation:class="title" presentation:user-transformed="true">
          <draw:text-box>
            <text:p text:style-name="P1"><text:span text:style-name="T2">Higher-order Funcitons</text:span><text:span text:style-name="T1"><text:line-break/></text:span><text:span text:style-name="T3"> </text:span><text:span text:style-name="T3"><text:line-break/></text:span><text:span text:style-name="T3"><text:line-break/></text:span><text:span text:style-name="T3"><text:line-break/></text:span><text:span text:style-name="T4">Higher order functions are functions that operate on other functions, either by taking them as arguments or by returning them. In simple words,</text:span><text:span text:style-name="T5"> </text:span><text:span text:style-name="T6">A Higher-Order function is a function that receives a function as an argument or returns the function as output</text:span><text:span text:style-name="T7">.</text:span><text:span text:style-name="T4"><text:line-break/></text:span><text:span text:style-name="T4"><text:line-break/></text:span><text:span text:style-name="T4">For example, Array.prototype.map, Array.prototype.filter and Array.prototype.reduce are some of the Higher-Order functions built into the language.</text:span></text:p>
          </draw:text-box>
        </draw:frame>
        <presentation:notes draw:style-name="dp2">
          <draw:page-thumbnail draw:name="Google Shape;113;g54b13590ed_0_105:notes" draw:style-name="gr1" draw:layer="layout" svg:width="18.665cm" svg:height="11.136cm" svg:x="1.167cm" svg:y="2.227cm" draw:page-number="2" presentation:class="page"/>
          <draw:frame draw:name="Google Shape;114;g54b13590ed_0_1"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_5f_" presentation:presentation-page-layout-name="AL1T0">
        <draw:frame draw:name="Google Shape;116;p19_4" presentation:style-name="pr5" draw:text-style-name="P2" draw:layer="layout" svg:width="25.522cm" svg:height="9.105cm" svg:x="2.233cm" svg:y="1.482cm" presentation:class="title" presentation:user-transformed="true">
          <draw:text-box>
            <text:p text:style-name="P1"><text:span text:style-name="T2">Array.prototype.map</text:span><text:span text:style-name="T1"><text:line-break/></text:span><text:span text:style-name="T3"> </text:span><text:span text:style-name="T3"><text:line-break/></text:span><text:span text:style-name="T3"><text:line-break/></text:span><text:span text:style-name="T4">The map() method creates a new array by calling the callback function provided as an argument on every element in the input array. </text:span><text:span text:style-name="T4"><text:line-break/></text:span><text:span text:style-name="T4">The map() method will take every returned value from the callback function and creates a new array using those values.</text:span><text:span text:style-name="T4"><text:line-break/></text:span><text:span text:style-name="T4">The callback function passed to the map() method accepts 3 arguments: element, index, and array.</text:span><text:span text:style-name="T4"><text:line-break/></text:span><text:span text:style-name="T4"><text:line-break/></text:span><text:span text:style-name="T4">Let’s look at some examples</text:span><text:span text:style-name="T8">:</text:span></text:p>
          </draw:text-box>
        </draw:frame>
        <presentation:notes draw:style-name="dp2">
          <draw:page-thumbnail draw:name="Google Shape;113;g54b13590ed_0_4" draw:style-name="gr1" draw:layer="layout" svg:width="18.665cm" svg:height="11.136cm" svg:x="1.167cm" svg:y="2.227cm" draw:page-number="3" presentation:class="page"/>
          <draw:frame draw:name="Google Shape;114;g54b13590ed_0_6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_5f__5f_" presentation:presentation-page-layout-name="AL1T0">
        <draw:frame draw:name="Google Shape;116;p19_0" presentation:style-name="pr7" draw:text-style-name="P2" draw:layer="layout" svg:width="25.522cm" svg:height="1.82cm" svg:x="2.233cm" svg:y="1.482cm" presentation:class="title" presentation:user-transformed="true">
          <draw:text-box>
            <text:p text:style-name="P1"><text:span text:style-name="T2">Array.prototype.map</text:span><text:span text:style-name="T1"><text:line-break/></text:span><text:span text:style-name="T3"> </text:span><text:span text:style-name="T3"><text:line-break/></text:span><text:span text:style-name="T3"><text:line-break/></text:span><text:span text:style-name="T3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custom-shape draw:style-name="gr2" draw:text-style-name="P5" draw:layer="layout" svg:width="24.183cm" svg:height="5.08cm" svg:x="2.233cm" svg:y="4.126cm">
          <text:p text:style-name="P4"><text:span text:style-name="T9">const arr1 = [1, 2, 3];</text:span><text:span text:style-name="T9"><text:line-break/></text:span><text:span text:style-name="T9">const arr2 = arr1.map(function(item) {</text:span><text:span text:style-name="T9"><text:line-break/></text:span><text:span text:style-name="T9"> <text:s/>return item * 2;</text:span><text:span text:style-name="T9"><text:line-break/></text:span><text:span text:style-name="T9">});</text:span><text:span text:style-name="T9"><text:line-break/></text:span><text:span text:style-name="T9">console.log(arr2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name="Google Shape;116;p19_3" presentation:style-name="pr7" draw:text-style-name="P2" draw:layer="layout" svg:width="25.522cm" svg:height="1.82cm" svg:x="1.91cm" svg:y="9.398cm" presentation:class="title" presentation:user-transformed="true">
          <draw:text-box>
            <text:p text:style-name="P1"><text:span text:style-name="T10">We can make this even shorter using the arrow function syntax:</text:span><text:span text:style-name="T1"><text:line-break/></text:span><text:span text:style-name="T3"> </text:span><text:span text:style-name="T3"><text:line-break/></text:span><text:span text:style-name="T3"><text:line-break/></text:span><text:span text:style-name="T3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custom-shape draw:style-name="gr3" draw:text-style-name="P5" draw:layer="layout" svg:width="24.183cm" svg:height="3.048cm" svg:x="1.91cm" svg:y="11.73cm">
          <text:p text:style-name="P4"><text:span text:style-name="T9">const arr1 = [1, 2, 3];</text:span></text:p>
          <text:p text:style-name="P4"><text:span text:style-name="T9">const arr2 = arr1.map(item =&gt; item * 2);</text:span></text:p>
          <text:p text:style-name="P4"><text:span text:style-name="T9">console.log(arr2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name="Google Shape;113;g54b13590ed_0_0" draw:style-name="gr1" draw:layer="layout" svg:width="18.665cm" svg:height="11.136cm" svg:x="1.167cm" svg:y="2.227cm" draw:page-number="4" presentation:class="page"/>
          <draw:frame draw:name="Google Shape;114;g54b13590ed_0_2"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_5f__5f__5f_" presentation:presentation-page-layout-name="AL1T0">
        <draw:frame draw:name="Google Shape;116;p19_1" presentation:style-name="pr9" draw:text-style-name="P2" draw:layer="layout" svg:width="25.522cm" svg:height="9.105cm" svg:x="2.233cm" svg:y="1.482cm" presentation:class="title" presentation:user-transformed="true">
          <draw:text-box>
            <text:p text:style-name="P1"><text:span text:style-name="T2">Array.prototype.filter</text:span><text:span text:style-name="T1"><text:line-break/></text:span><text:span text:style-name="T3"> 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The filter() method creates a new array with all elements that pass the test provided by the callback function. The callback function passed to the filter() method accepts 3 arguments: element, index, and array.</text:span><text:span text:style-name="T4"><text:line-break/></text:span><text:span text:style-name="T4">Let’s look at some examples:</text:span></text:p>
          </draw:text-box>
        </draw:frame>
        <presentation:notes draw:style-name="dp2">
          <draw:page-thumbnail draw:name="Google Shape;113;g54b13590ed_0_1" draw:style-name="gr1" draw:layer="layout" svg:width="18.665cm" svg:height="11.136cm" svg:x="1.167cm" svg:y="2.227cm" draw:page-number="5" presentation:class="page"/>
          <draw:frame draw:name="Google Shape;114;g54b13590ed_0_3" presentation:style-name="pr10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_5f__5f__5f_" presentation:presentation-page-layout-name="AL1T0">
        <draw:frame draw:name="Google Shape;116;p19_7" presentation:style-name="pr9" draw:text-style-name="P2" draw:layer="layout" svg:width="25.522cm" svg:height="1.82cm" svg:x="2.233cm" svg:y="1.482cm" presentation:class="title" presentation:user-transformed="true">
          <draw:text-box>
            <text:p text:style-name="P1"><text:span text:style-name="T2">Array.prototype.filter</text:span><text:span text:style-name="T1"><text:line-break/></text:span><text:span text:style-name="T3"> </text:span><text:span text:style-name="T3"><text:line-break/></text:span><text:span text:style-name="T3"><text:line-break/></text:span><text:span text:style-name="T3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frame draw:name="Google Shape;116;p19_8" presentation:style-name="pr9" draw:text-style-name="P2" draw:layer="layout" svg:width="25.522cm" svg:height="1.82cm" svg:x="1.656cm" svg:y="4.064cm" presentation:class="title" presentation:user-transformed="true">
          <draw:text-box>
            <text:p text:style-name="P1"><text:span text:style-name="T10">We can make this even shorter using the arrow function syntax:</text:span><text:span text:style-name="T1"><text:line-break/></text:span><text:span text:style-name="T3"> </text:span><text:span text:style-name="T3"><text:line-break/></text:span><text:span text:style-name="T3"><text:line-break/></text:span><text:span text:style-name="T3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custom-shape draw:style-name="gr4" draw:text-style-name="P5" draw:layer="layout" svg:width="24.506cm" svg:height="8.682cm" svg:x="1.91cm" svg:y="6.396cm">
          <text:p text:style-name="P4"><text:span text:style-name="T9">const persons = [</text:span></text:p>
          <text:p text:style-name="P4"><text:span text:style-name="T9"><text:s text:c="2"/></text:span><text:span text:style-name="T9">{ name: 'Peter', age: 16 },</text:span></text:p>
          <text:p text:style-name="P4"><text:span text:style-name="T9"><text:s text:c="2"/></text:span><text:span text:style-name="T9">{ name: 'Mark', age: 18 },</text:span></text:p>
          <text:p text:style-name="P4"><text:span text:style-name="T9"><text:s text:c="2"/></text:span><text:span text:style-name="T9">{ name: 'John', age: 27 },</text:span></text:p>
          <text:p text:style-name="P4"><text:span text:style-name="T9"><text:s text:c="2"/></text:span><text:span text:style-name="T9">{ name: 'Jane', age: 14 },</text:span></text:p>
          <text:p text:style-name="P4"><text:span text:style-name="T9"><text:s text:c="2"/></text:span><text:span text:style-name="T9">{ name: 'Tony', age: 24},</text:span></text:p>
          <text:p text:style-name="P4"><text:span text:style-name="T9">];</text:span></text:p>
          <text:p text:style-name="P4"><text:span text:style-name="T9">const fullAge = persons.filter(person =&gt; person.age &gt;= 18);</text:span></text:p>
          <text:p text:style-name="P4"><text:span text:style-name="T9">console.log(fullAge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name="Google Shape;113;g54b13590ed_0_5" draw:style-name="gr1" draw:layer="layout" svg:width="18.665cm" svg:height="11.136cm" svg:x="1.167cm" svg:y="2.227cm" draw:page-number="6" presentation:class="page"/>
          <draw:frame draw:name="Google Shape;114;g54b13590ed_0_0" presentation:style-name="pr1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_5f__5f__5f__5f_" presentation:presentation-page-layout-name="AL1T0">
        <draw:frame draw:name="Google Shape;116;p19_6" presentation:style-name="pr12" draw:text-style-name="P2" draw:layer="layout" svg:width="25.522cm" svg:height="9.105cm" svg:x="2.233cm" svg:y="1.482cm" presentation:class="title" presentation:user-transformed="true">
          <draw:text-box>
            <text:p text:style-name="P1"><text:span text:style-name="T2">Array.prototype.reduce</text:span><text:span text:style-name="T1"><text:line-break/></text:span><text:span text:style-name="T3"> 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The reduce method executes the callback function on each member of the calling array which results in a single output value. The reduce method accepts two parameters: 1) The reducer function (callback), 2) and an optional initialValue.</text:span><text:span text:style-name="T4"><text:line-break/></text:span><text:span text:style-name="T4"><text:line-break/></text:span><text:span text:style-name="T4">The reducer function (callback) accepts four parameters: accumulator, currentValue, currentIndex, sourceArray.</text:span></text:p>
          </draw:text-box>
        </draw:frame>
        <presentation:notes draw:style-name="dp2">
          <draw:page-thumbnail draw:name="Google Shape;113;g54b13590ed_0_3" draw:style-name="gr1" draw:layer="layout" svg:width="18.665cm" svg:height="11.136cm" svg:x="1.167cm" svg:y="2.227cm" draw:page-number="7" presentation:class="page"/>
          <draw:frame draw:name="Google Shape;114;g54b13590ed_0_5" presentation:style-name="pr1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_5f__5f__5f__5f_" presentation:presentation-page-layout-name="AL1T0">
        <draw:frame draw:name="Google Shape;116;p19_9" presentation:style-name="pr12" draw:text-style-name="P2" draw:layer="layout" svg:width="25.522cm" svg:height="9.105cm" svg:x="2.233cm" svg:y="1.482cm" presentation:class="title" presentation:user-transformed="true">
          <draw:text-box>
            <text:p text:style-name="P1"><text:span text:style-name="T2">Array.prototype.reduce</text:span><text:span text:style-name="T1"><text:line-break/></text:span><text:span text:style-name="T3"> 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If an initialValue is provided, then the accumulator will be equal to the initialValue and the currentValue will be equal to the first element in the array.</text:span><text:span text:style-name="T4"><text:line-break/></text:span><text:span text:style-name="T4"><text:line-break/></text:span><text:span text:style-name="T4">If no initialValue is provided, then the accumulator will be equal to the first element in the array and the currentValue will be equal to the second element in the array.</text:span></text:p>
          </draw:text-box>
        </draw:frame>
        <presentation:notes draw:style-name="dp2">
          <draw:page-thumbnail draw:name="Google Shape;113;g54b13590ed_0_6" draw:style-name="gr1" draw:layer="layout" svg:width="18.665cm" svg:height="11.136cm" svg:x="1.167cm" svg:y="2.227cm" draw:page-number="8" presentation:class="page"/>
          <draw:frame draw:name="Google Shape;114;g54b13590ed_0_7" presentation:style-name="pr1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_5f__5f__5f_" presentation:presentation-page-layout-name="AL1T0">
        <draw:frame draw:name="Google Shape;116;p19_2" presentation:style-name="pr9" draw:text-style-name="P2" draw:layer="layout" svg:width="25.522cm" svg:height="1.82cm" svg:x="2.233cm" svg:y="1.482cm" presentation:class="title" presentation:user-transformed="true">
          <draw:text-box>
            <text:p text:style-name="P1"><text:span text:style-name="T2">Array.prototype.reduce</text:span><text:span text:style-name="T1"><text:line-break/></text:span><text:span text:style-name="T3"> </text:span><text:span text:style-name="T3"><text:line-break/></text:span><text:span text:style-name="T3"><text:line-break/></text:span><text:span text:style-name="T3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frame draw:name="Google Shape;116;p19_5" presentation:style-name="pr9" draw:text-style-name="P2" draw:layer="layout" svg:width="25.522cm" svg:height="1.82cm" svg:x="1.656cm" svg:y="4.064cm" presentation:class="title" presentation:user-transformed="true">
          <draw:text-box>
            <text:p text:style-name="P1"><text:span text:style-name="T10">We can make this even shorter using the arrow function syntax:</text:span><text:span text:style-name="T1"><text:line-break/></text:span><text:span text:style-name="T3"> </text:span><text:span text:style-name="T3"><text:line-break/></text:span><text:span text:style-name="T3"><text:line-break/></text:span><text:span text:style-name="T3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custom-shape draw:style-name="gr5" draw:text-style-name="P5" draw:layer="layout" svg:width="24.252cm" svg:height="6.974cm" svg:x="1.91cm" svg:y="6.996cm">
          <text:p text:style-name="P4"><text:span text:style-name="T9">const arr = [5, 7, 1, 8, 4];</text:span></text:p>
          <text:p text:style-name="P4"><text:span text:style-name="T9">const sum = arr.reduce(function(accumulator, currentValue)</text:span></text:p>
          <text:p text:style-name="P4"><text:span text:style-name="T9"><text:s/></text:span><text:span text:style-name="T9">{</text:span></text:p>
          <text:p text:style-name="P4"><text:span text:style-name="T9"><text:s text:c="2"/></text:span><text:span text:style-name="T9">return accumulator + currentValue;</text:span></text:p>
          <text:p text:style-name="P4"><text:span text:style-name="T9">});</text:span></text:p>
          <text:p text:style-name="P4"><text:span text:style-name="T9">// prints 25</text:span></text:p>
          <text:p text:style-name="P4"><text:span text:style-name="T9">console.log(sum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name="Google Shape;113;g54b13590ed_0_2" draw:style-name="gr1" draw:layer="layout" svg:width="18.665cm" svg:height="11.136cm" svg:x="1.167cm" svg:y="2.227cm" draw:page-number="9" presentation:class="page"/>
          <draw:frame draw:name="Google Shape;114;g54b13590ed_0_4" presentation:style-name="pr1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ato1" svg:font-family="Lato"/>
    <style:font-face style:name="Raleway" svg:font-family="Raleway"/>
    <style:font-face style:name="Arial1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1" svg:font-family="Raleway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e9ede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shrink-to-fit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background" style:display-name="TITLE__-background" style:family="presentation">
      <style:graphic-properties draw:stroke="none" draw:fill="solid" draw:fill-color="#e9edee"/>
      <style:text-properties style:letter-kerning="true"/>
    </style:style>
    <style:style style:name="TITLE_5f__5f_-backgroundobjects" style:display-name="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-notes" style:display-name="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_5f_-outline1" style:display-name="TITLE__-outline1" style:family="presentation">
      <style:graphic-properties draw:stroke="none" draw:fill="none" draw:auto-grow-height="false" draw:fit-to-size="shrink-to-fit" style:shrink-to-fit="true">
        <text:list-style style:name="TITLE_5f__5f_-outline1" style:display-name="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outline2" style:display-name="TITLE__-outline2" style:family="presentation" style:parent-style-name="TITLE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-outline3" style:display-name="TITLE__-outline3" style:family="presentation" style:parent-style-name="TITLE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-outline4" style:display-name="TITLE__-outline4" style:family="presentation" style:parent-style-name="TITLE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-outline5" style:display-name="TITLE__-outline5" style:family="presentation" style:parent-style-name="TITLE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-outline6" style:display-name="TITLE__-outline6" style:family="presentation" style:parent-style-name="TITLE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-outline7" style:display-name="TITLE__-outline7" style:family="presentation" style:parent-style-name="TITLE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-outline8" style:display-name="TITLE__-outline8" style:family="presentation" style:parent-style-name="TITLE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-outline9" style:display-name="TITLE__-outline9" style:family="presentation" style:parent-style-name="TITLE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-subtitle" style:display-name="TITLE__-subtitle" style:family="presentation">
      <style:graphic-properties draw:stroke="none" draw:fill="none" draw:textarea-vertical-align="middle">
        <text:list-style style:name="TITLE_5f__5f_-subtitle" style:display-name="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-title" style:display-name="TITLE__-title" style:family="presentation">
      <style:graphic-properties draw:stroke="none" draw:fill="none" draw:textarea-vertical-align="middle">
        <text:list-style style:name="TITLE_5f__5f_-title" style:display-name="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background" style:display-name="TITLE___-background" style:family="presentation">
      <style:graphic-properties draw:stroke="none" draw:fill="solid" draw:fill-color="#e9edee"/>
      <style:text-properties style:letter-kerning="true"/>
    </style:style>
    <style:style style:name="TITLE_5f__5f__5f_-backgroundobjects" style:display-name="TITL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-notes" style:display-name="TITL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_5f__5f_-outline1" style:display-name="TITLE___-outline1" style:family="presentation">
      <style:graphic-properties draw:stroke="none" draw:fill="none" draw:auto-grow-height="false" draw:fit-to-size="shrink-to-fit" style:shrink-to-fit="true">
        <text:list-style style:name="TITLE_5f__5f__5f_-outline1" style:display-name="TITL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outline2" style:display-name="TITLE___-outline2" style:family="presentation" style:parent-style-name="TITLE_5f_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-outline3" style:display-name="TITLE___-outline3" style:family="presentation" style:parent-style-name="TITLE_5f_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-outline4" style:display-name="TITLE___-outline4" style:family="presentation" style:parent-style-name="TITLE_5f_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-outline5" style:display-name="TITLE___-outline5" style:family="presentation" style:parent-style-name="TITLE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-outline6" style:display-name="TITLE___-outline6" style:family="presentation" style:parent-style-name="TITLE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-outline7" style:display-name="TITLE___-outline7" style:family="presentation" style:parent-style-name="TITLE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-outline8" style:display-name="TITLE___-outline8" style:family="presentation" style:parent-style-name="TITLE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-outline9" style:display-name="TITLE___-outline9" style:family="presentation" style:parent-style-name="TITLE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-subtitle" style:display-name="TITLE___-subtitle" style:family="presentation">
      <style:graphic-properties draw:stroke="none" draw:fill="none" draw:textarea-vertical-align="middle">
        <text:list-style style:name="TITLE_5f__5f__5f_-subtitle" style:display-name="TITL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-title" style:display-name="TITLE___-title" style:family="presentation">
      <style:graphic-properties draw:stroke="none" draw:fill="none" draw:textarea-vertical-align="middle">
        <text:list-style style:name="TITLE_5f__5f__5f_-title" style:display-name="TITL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_5f_-background" style:display-name="TITLE____-background" style:family="presentation">
      <style:graphic-properties draw:stroke="none" draw:fill="solid" draw:fill-color="#e9edee"/>
      <style:text-properties style:letter-kerning="true"/>
    </style:style>
    <style:style style:name="TITLE_5f__5f__5f__5f_-backgroundobjects" style:display-name="TITLE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_5f_-notes" style:display-name="TITLE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_5f__5f__5f_-outline1" style:display-name="TITLE____-outline1" style:family="presentation">
      <style:graphic-properties draw:stroke="none" draw:fill="none" draw:auto-grow-height="false" draw:fit-to-size="shrink-to-fit" style:shrink-to-fit="true">
        <text:list-style style:name="TITLE_5f__5f__5f__5f_-outline1" style:display-name="TITLE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_5f_-outline2" style:display-name="TITLE____-outline2" style:family="presentation" style:parent-style-name="TITLE_5f__5f_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_5f_-outline3" style:display-name="TITLE____-outline3" style:family="presentation" style:parent-style-name="TITLE_5f__5f_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_5f_-outline4" style:display-name="TITLE____-outline4" style:family="presentation" style:parent-style-name="TITLE_5f__5f_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_5f_-outline5" style:display-name="TITLE____-outline5" style:family="presentation" style:parent-style-name="TITLE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-outline6" style:display-name="TITLE____-outline6" style:family="presentation" style:parent-style-name="TITLE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-outline7" style:display-name="TITLE____-outline7" style:family="presentation" style:parent-style-name="TITLE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-outline8" style:display-name="TITLE____-outline8" style:family="presentation" style:parent-style-name="TITLE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-outline9" style:display-name="TITLE____-outline9" style:family="presentation" style:parent-style-name="TITLE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-subtitle" style:display-name="TITLE____-subtitle" style:family="presentation">
      <style:graphic-properties draw:stroke="none" draw:fill="none" draw:textarea-vertical-align="middle">
        <text:list-style style:name="TITLE_5f__5f__5f__5f_-subtitle" style:display-name="TITLE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_5f_-title" style:display-name="TITLE____-title" style:family="presentation">
      <style:graphic-properties draw:stroke="none" draw:fill="none" draw:textarea-vertical-align="middle">
        <text:list-style style:name="TITLE_5f__5f__5f__5f_-title" style:display-name="TITLE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_5f__5f_-background" style:display-name="TITLE_____-background" style:family="presentation">
      <style:graphic-properties draw:stroke="none" draw:fill="solid" draw:fill-color="#e9edee"/>
      <style:text-properties style:letter-kerning="true"/>
    </style:style>
    <style:style style:name="TITLE_5f__5f__5f__5f__5f_-backgroundobjects" style:display-name="TITLE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_5f__5f_-notes" style:display-name="TITLE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_5f__5f__5f__5f_-outline1" style:display-name="TITLE_____-outline1" style:family="presentation">
      <style:graphic-properties draw:stroke="none" draw:fill="none" draw:auto-grow-height="false" draw:fit-to-size="shrink-to-fit" style:shrink-to-fit="true">
        <text:list-style style:name="TITLE_5f__5f__5f__5f__5f_-outline1" style:display-name="TITLE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_5f__5f_-outline2" style:display-name="TITLE_____-outline2" style:family="presentation" style:parent-style-name="TITLE_5f__5f__5f_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_5f__5f_-outline3" style:display-name="TITLE_____-outline3" style:family="presentation" style:parent-style-name="TITLE_5f__5f__5f_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_5f__5f_-outline4" style:display-name="TITLE_____-outline4" style:family="presentation" style:parent-style-name="TITLE_5f__5f__5f_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_5f__5f__5f__5f_-outline5" style:display-name="TITLE_____-outline5" style:family="presentation" style:parent-style-name="TITLE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_5f_-outline6" style:display-name="TITLE_____-outline6" style:family="presentation" style:parent-style-name="TITLE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_5f_-outline7" style:display-name="TITLE_____-outline7" style:family="presentation" style:parent-style-name="TITLE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_5f_-outline8" style:display-name="TITLE_____-outline8" style:family="presentation" style:parent-style-name="TITLE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_5f_-outline9" style:display-name="TITLE_____-outline9" style:family="presentation" style:parent-style-name="TITLE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_5f_-subtitle" style:display-name="TITLE_____-subtitle" style:family="presentation">
      <style:graphic-properties draw:stroke="none" draw:fill="none" draw:textarea-vertical-align="middle">
        <text:list-style style:name="TITLE_5f__5f__5f__5f__5f_-subtitle" style:display-name="TITLE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_5f__5f_-title" style:display-name="TITLE_____-title" style:family="presentation">
      <style:graphic-properties draw:stroke="none" draw:fill="none" draw:textarea-vertical-align="middle">
        <text:list-style style:name="TITLE_5f__5f__5f__5f__5f_-title" style:display-name="TITLE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9ede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LE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ITLE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TITLE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TITLE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TITLE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eb5600"/>
      <style:paragraph-properties fo:text-align="center" style:font-independent-line-spacing="true"/>
      <style:text-properties fo:font-size="14pt"/>
    </style:style>
    <style:style style:name="MP9" style:family="paragraph">
      <loext:graphic-properties draw:fill="solid" draw:fill-color="#1a9988"/>
      <style:paragraph-properties fo:text-align="center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language="en" fo:country="none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custom-shape draw:name="Google Shape;10;p2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16;p2" presentation:style-name="Mpr4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2">
      <draw:custom-shape draw:name="Google Shape;10;p2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16;p2" presentation:style-name="Mpr7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5f_-title" draw:layer="backgroundobjects" svg:width="21.825cm" svg:height="13.021cm" svg:x="0.661cm" svg:y="2.639cm" presentation:class="page"/>
        <draw:frame presentation:style-name="TITLE_5f_-notes" draw:layer="backgroundobjects" svg:width="18.519cm" svg:height="15.626cm" svg:x="2.314cm" svg:y="16.495cm" presentation:class="notes" presentation:placeholder="true">
          <draw:text-box/>
        </draw:frame>
        <draw:frame presentation:style-name="Mpr8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_5f_" style:display-name="TITLE__" style:page-layout-name="PM1" draw:style-name="Mdp2">
      <draw:custom-shape draw:name="Google Shape;10;p2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16;p2" presentation:style-name="Mpr10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5f__5f_-title" draw:layer="backgroundobjects" svg:width="21.825cm" svg:height="13.021cm" svg:x="0.661cm" svg:y="2.639cm" presentation:class="page"/>
        <draw:frame presentation:style-name="TITLE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_5f__5f_" style:display-name="TITLE___" style:page-layout-name="PM1" draw:style-name="Mdp2">
      <draw:custom-shape draw:name="Google Shape;10;p2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_5f_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16;p2" presentation:style-name="Mpr13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5f__5f__5f_-title" draw:layer="backgroundobjects" svg:width="21.825cm" svg:height="13.021cm" svg:x="0.661cm" svg:y="2.639cm" presentation:class="page"/>
        <draw:frame presentation:style-name="TITLE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1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_5f__5f__5f_" style:display-name="TITLE____" style:page-layout-name="PM1" draw:style-name="Mdp2">
      <draw:custom-shape draw:name="Google Shape;10;p2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_5f__5f_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16;p2" presentation:style-name="Mpr16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5f__5f__5f__5f_-title" draw:layer="backgroundobjects" svg:width="21.825cm" svg:height="13.021cm" svg:x="0.661cm" svg:y="2.639cm" presentation:class="page"/>
        <draw:frame presentation:style-name="TITLE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1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_5f__5f__5f__5f_" style:display-name="TITLE_____" style:page-layout-name="PM1" draw:style-name="Mdp2">
      <draw:custom-shape draw:name="Google Shape;10;p2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_5f__5f__5f_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16;p2" presentation:style-name="Mpr19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5f_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5f__5f__5f__5f__5f_-title" draw:layer="backgroundobjects" svg:width="21.825cm" svg:height="13.021cm" svg:x="0.661cm" svg:y="2.639cm" presentation:class="page"/>
        <draw:frame presentation:style-name="TITLE_5f_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20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3:42:07.257713304</meta:creation-date>
    <dc:date>2020-07-30T14:40:33.548750850</dc:date>
    <meta:editing-duration>PT15M33S</meta:editing-duration>
    <meta:editing-cycles>5</meta:editing-cycles>
    <meta:generator>LibreOffice/6.4.4.2$Linux_X86_64 LibreOffice_project/40$Build-2</meta:generator>
    <meta:document-statistic meta:object-count="133"/>
  </office:meta>
</office:document-meta>
</file>